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5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ee19b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20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8ea03e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9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5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1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language="hr" fo:country="HR" style:text-underline-style="none" fo:font-weight="normal" officeooo:rsid="00fe36e0" style:font-name-asian="Arial1" style:font-weight-asian="normal" style:font-name-complex="Arial1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6690d5" style:font-size-asian="9pt" style:font-size-complex="9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23" style:family="text">
      <style:text-properties officeooo:rsid="00fe36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company.partner_id.lang &gt;">set_lang</text:text-input><text:s/><text:text-input text:description="&lt;if test=&quot;'Legal' in o.holiday_status_id.name and o.type =='remove'&quot;&gt;">if legal leave</text:text-input></text:p>
      <text:p text:style-name="P53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3"/>
      <text:p text:style-name="P30"/>
      <text:p text:style-name="P30"/>
      <text:p text:style-name="P30"/>
      <text:p text:style-name="P30"/>
      <text:p text:style-name="P38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4"/>
      <text:p text:style-name="P34"/>
      <text:p text:style-name="P34"/>
      <text:p text:style-name="P30"/>
      <text:p text:style-name="P30"/>
      <text:p text:style-name="P55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0"/>
      <text:p text:style-name="P30"/>
      <text:p text:style-name="P30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2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52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0"/>
      <text:p text:style-name="P30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45">__________________________________________________________________________________________</text:p>
      <text:p text:style-name="P49"><text:text-input text:description="&lt; _('RJEŠENJE O KORIŠTENJU GODIŠNJEG ODMORA') &gt;">RJEŠENJE O KORIŠTENJU GODIŠNJEG ODMORA</text:text-input></text:p>
      <text:p text:style-name="P34"/>
      <text:p text:style-name="P34"/>
      <text:p text:style-name="P30"/>
      <text:p text:style-name="P50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5">____________________________</text:p>
      <text:p text:style-name="P45"><text:tab/><text:text-input text:description="&lt; _('Potpis i pečat')&gt;">Potpis i pečat</text:text-input></text:p>
      <text:p text:style-name="P20"/>
      <text:p text:style-name="P46"/>
      <text:p text:style-name="P25"><text:text-input text:description="&lt;/if&gt;">end if</text:text-input></text:p>
      <text:p text:style-name="P27"/>
      <text:p text:style-name="P22"><text:text-input text:description="&lt;if test=&quot;'Sick' in o.holiday_status_id.name&quot;&gt;">if sick leave</text:text-input><text:s/></text:p>
      <text:p text:style-name="P23"/>
      <text:p text:style-name="P53"><text:soft-page-break/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text-input text:description="&lt; _('OBAVJEST O PRIVREMENOJ NESPOSOBNOSTI ZA RAD')&gt; ">OBAVJEST O PRIVREMENOJ NESPOSOBNOSTI ZA RAD</text:text-input></text:p>
      <text:p text:style-name="P40"><text:text-input text:description="&lt; _('(BOLOVANJE)')&gt;">(BOLOVANJE)</text:text-input></text:p>
      <text:p text:style-name="P35"/>
      <text:p text:style-name="P35"/>
      <text:p text:style-name="P35"/>
      <text:p text:style-name="P31"/>
      <text:p text:style-name="P31"/>
      <text:p text:style-name="P56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1"/>
      <text:p text:style-name="P31"/>
      <text:p text:style-name="P31"/>
      <text:p text:style-name="P5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4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2">____________<text:text-input text:description="&lt;o.employee_id.name or ''&gt;">Employee</text:text-input>___________</text:p>
      <text:p text:style-name="P42"><text:tab/><text:text-input text:description="&lt; _('(podnositelj zahtjeva)')&gt;">(podnositelj zahtjeva)</text:text-input>*</text:p>
      <text:p text:style-name="P31"/>
      <text:p text:style-name="P31"/>
      <text:p text:style-name="P4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7"/>
      <text:p text:style-name="P26"><text:text-input text:description="&lt;/if&gt;">end if</text:text-input></text:p>
      <text:p text:style-name="P28"/>
      <text:p text:style-name="P29"><text:text-input text:description="&lt;if test=&quot;'Legal' in o.holiday_status_id.name and o.type == 'add'&quot;&gt;">if allocation</text:text-input></text:p>
      <text:p text:style-name="P15"/>
      <text:p text:style-name="P15"><text:text-input text:description="&lt; _('Na temelju odredbe čl. 85. st. 1. i 4. Zakona o radu (Nar. Nov. br., 93/14.)')&gt;">Na temelju odredbe čl. 85. st. 1. i 4. Zakona o radu (Nar. Nov. br., 93/14.)</text:text-input></text:p>
      <text:p text:style-name="P10"><text:soft-page-break/><text:span text:style-name="T17"><text:text-input text:description="&lt; _('poslodavac')&gt;">poslodavac</text:text-input></text:span><text:s/>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<text:text-input text:description="&lt; _('radniku')&gt;">radniku</text:text-input></text:span><text:s/><text:span text:style-name="T10"><text:text-input text:description="&lt;o.employee_id.name or ''&gt;">Employee</text:text-input></text:span><text:span text:style-name="T16"><text:s/></text:span><text:span text:style-name="T16"><text:text-input text:description="&lt; _('(u nastavku: Radnik)')&gt;">(u nastavku: Radnik)</text:text-input></text:span><text:span text:style-name="T16">,</text:span></text:p>
      <text:p text:style-name="P12"><text:text-input text:description="&lt; _('upućuje sljedeću')&gt;">upućuje sljedeću</text:text-input></text:p>
      <text:p text:style-name="P8"/>
      <text:p text:style-name="P8"/>
      <text:p text:style-name="P8"/>
      <text:p text:style-name="P1"><text:text-input text:description="&lt; _('OBAVIJEST')&gt;">OBAVIJEST</text:text-input></text:p>
      <text:p text:style-name="P1"><text:text-input text:description="&lt; _('O TRAJANJU GODIŠNJEG ODMORA')&gt;">O TRAJANJU GODIŠNJEG ODMORA</text:text-input></text:p>
      <text:p text:style-name="P2"/>
      <text:p text:style-name="P14"><text:span text:style-name="T19"><text:text-input text:description="&lt; _('Radniku je na temelju odredaba Ugovora o radu te Pravilnika o radu utvrđeno pravo na godišnji odmor za')&gt;">Radniku je na temelju odredaba Ugovora o radu te Pravilnika o radu utvrđeno pravo na godišnji odmor za</text:text-input></text:span><text:span text:style-name="T19"><text:s/></text:span><text:span text:style-name="T13"><text:text-input text:description="&lt; o.holiday_status_id.year or '' &gt;">Year</text:text-input></text:span><text:span text:style-name="T13">.</text:span><text:span text:style-name="T19"> </text:span><text:span text:style-name="T19"><text:text-input text:description="&lt; _('godinu u ukupnom trajanju od')&gt;">godinu u ukupnom trajanju od</text:text-input></text:span><text:span text:style-name="T19"><text:s/></text:span><text:span text:style-name="T13"><text:text-input text:description="&lt;formatLang(o.number_of_days_temp, digits=0) &gt;">NumberOfDays</text:text-input></text:span><text:span text:style-name="T19"><text:s/></text:span><text:span text:style-name="T20"><text:text-input text:description="&lt; _('radni(h) dan(a)')&gt;">radni(h) dan(a)</text:text-input></text:span><text:span text:style-name="T19">.</text:span></text:p>
      <text:p text:style-name="P9"/>
      <text:p text:style-name="P12"><text:text-input text:description="&lt; _('O rasporedu korištenja godišnjeg odmora radnik i poslodavac će se dogovoriti naknadno.')&gt;">O rasporedu korištenja godišnjeg odmora radnik i poslodavac će se dogovoriti naknadno.</text:text-input>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text-input text:description="&lt; _('Za poslodavca')&gt;">Za poslodavca</text:text-input>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6"><text:text-input text:description="&lt; _('Radnik')&gt;">Radnik</text:text-input></text:p>
          </table:table-cell>
        </table:table-row>
        <table:table-row>
          <table:table-cell table:style-name="Table1.B1" office:value-type="string">
            <text:p text:style-name="P18"><text:span text:style-name="T22"><text:text-input text:description="&lt;company.partner_id.user_id.name &gt;">user</text:text-input></text:span><text:span text:style-name="T22"><text:text-input text:description="&lt;company.partner_id.user_id.title_after and (', ' + company.partner_id.user_id.title_after.name) or '' &gt;">title_after</text:text-input></text:span><text:span text:style-name="T22">, </text:span><text:span text:style-name="T18"><text:text-input text:description="&lt;company.partner_id.user_id.function or '' &gt;">function</text:text-input></text:span>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7"/>
          </table:table-cell>
        </table:table-row>
      </table:table>
      <text:p text:style-name="P5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4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8-04-03T16:13:14.520162268</dc:date>
    <meta:print-date>2016-03-11T12:22:00</meta:print-date>
    <meta:editing-cycles>133</meta:editing-cycles>
    <meta:generator>LibreOffice/5.4.3.2$Linux_X86_64 LibreOffice_project/40m0$Build-2</meta:generator>
    <meta:editing-duration>P1DT15H5M41S</meta:editing-duration>
    <meta:document-statistic meta:table-count="1" meta:image-count="0" meta:object-count="0" meta:page-count="3" meta:paragraph-count="41" meta:word-count="370" meta:character-count="1654" meta:non-whitespace-character-count="1481"/>
  </office:meta>
</office:document-meta>
</file>